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3" style:family="table">
      <style:table-properties style:width="16.962cm" table:align="right"/>
    </style:style>
    <style:style style:name="Tabell3.A" style:family="table-column">
      <style:table-column-properties style:column-width="4.233cm"/>
    </style:style>
    <style:style style:name="Tabell3.C" style:family="table-column">
      <style:table-column-properties style:column-width="4.392cm"/>
    </style:style>
    <style:style style:name="Tabell3.D" style:family="table-column">
      <style:table-column-properties style:column-width="4.103cm"/>
    </style:style>
    <style:style style:name="Tabell3.A1" style:family="table-cell">
      <style:table-cell-properties fo:padding="0.097cm" fo:border-left="0.002cm solid #000000" fo:border-right="none" fo:border-top="0.002cm solid #000000" fo:border-bottom="0.002cm solid #000000"/>
    </style:style>
    <style:style style:name="Tabell3.D1" style:family="table-cell">
      <style:table-cell-properties fo:padding="0.097cm" fo:border="0.002cm solid #000000"/>
    </style:style>
    <style:style style:name="Tabell3.A2" style:family="table-cell" style:data-style-name="N0">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none" fo:border-top="none" fo:border-bottom="0.002cm solid #000000"/>
    </style:style>
    <style:style style:name="Tabell3.D2" style:family="table-cell">
      <style:table-cell-properties fo:padding="0.097cm" fo:border-left="0.002cm solid #000000" fo:border-right="0.002cm solid #000000" fo:border-top="none" fo:border-bottom="0.002cm solid #000000"/>
    </style:style>
    <style:style style:name="Tabell1" style:family="table">
      <style:table-properties style:width="16.999cm" table:align="margins"/>
    </style:style>
    <style:style style:name="Tabell1.A" style:family="table-column">
      <style:table-column-properties style:column-width="4.249cm" style:rel-column-width="16384*"/>
    </style:style>
    <style:style style:name="Tabell1.C" style:family="table-column">
      <style:table-column-properties style:column-width="4.249cm" style:rel-column-width="16383*"/>
    </style:style>
    <style:style style:name="Tabell1.A1" style:family="table-cell">
      <style:table-cell-properties fo:padding="0.097cm" fo:border-left="0.002cm solid #000000" fo:border-right="none" fo:border-top="0.002cm solid #000000" fo:border-bottom="0.002cm solid #000000"/>
    </style:style>
    <style:style style:name="Tabell1.D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2" style:family="text">
      <style:text-properties fo:font-size="16pt" style:font-size-asian="16pt" style:font-size-complex="16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tabell</text:p>
      <table:table table:name="Tabell3" table:style-name="Tabell3">
        <table:table-column table:style-name="Tabell3.A" table:number-columns-repeated="2"/>
        <table:table-column table:style-name="Tabell3.C"/>
        <table:table-column table:style-name="Tabell3.D"/>
        <table:table-row>
          <table:table-cell table:style-name="Tabell3.A1" office:value-type="string">
            <text:p text:style-name="Standard"><text:span text:style-name="T1">Testfall</text:span> </text:p>
          </table:table-cell>
          <table:table-cell table:style-name="Tabell3.A1" office:value-type="string">
            <text:p text:style-name="Table_20_Contents">Input</text:p>
          </table:table-cell>
          <table:table-cell table:style-name="Tabell3.A1" office:value-type="string">
            <text:p text:style-name="Table_20_Contents">Förväntad Output</text:p>
          </table:table-cell>
          <table:table-cell table:style-name="Tabell3.D1" office:value-type="string">
            <text:p text:style-name="Table_20_Contents">Motivering</text:p>
          </table:table-cell>
        </table:table-row>
        <table:table-row>
          <table:table-cell table:style-name="Tabell3.A2" office:value-type="float" office:value="1">
            <text:p text:style-name="Table_20_Contents">1</text:p>
          </table:table-cell>
          <table:table-cell table:style-name="Tabell3.B2" office:value-type="string">
            <text:p text:style-name="Standard"><text:span text:style-name="T1">100000.1, 100000.1, 100000.1</text:span> </text:p>
            <text:p text:style-name="Table_20_Contents"/>
          </table:table-cell>
          <table:table-cell table:style-name="Tabell3.B2" office:value-type="string">
            <text:p text:style-name="Standard"><text:span text:style-name="T1">Triangeln är Liksidig</text:span> </text:p>
            <text:p text:style-name="Table_20_Contents"/>
          </table:table-cell>
          <table:table-cell table:style-name="Tabell3.D2" office:value-type="string">
            <text:p text:style-name="Standard"><text:span text:style-name="T1">Testa om triangeln är liksidig</text:span> </text:p>
          </table:table-cell>
        </table:table-row>
        <table:table-row>
          <table:table-cell table:style-name="Tabell3.A2" office:value-type="float" office:value="2">
            <text:p text:style-name="Table_20_Contents">2</text:p>
          </table:table-cell>
          <table:table-cell table:style-name="Tabell3.B2" office:value-type="string">
            <text:p text:style-name="Standard"><text:span text:style-name="T1">20.0, 20.0, 10.0</text:span> </text:p>
            <text:p text:style-name="Table_20_Contents"/>
          </table:table-cell>
          <table:table-cell table:style-name="Tabell3.B2" office:value-type="string">
            <text:p text:style-name="Standard"><text:span text:style-name="T1">Triangeln är Likbent</text:span> </text:p>
          </table:table-cell>
          <table:table-cell table:style-name="Tabell3.D2" office:value-type="string">
            <text:p text:style-name="Standard"><text:span text:style-name="T1">Testa om triangeln är likbent</text:span> </text:p>
          </table:table-cell>
        </table:table-row>
        <table:table-row>
          <table:table-cell table:style-name="Tabell3.A2" office:value-type="float" office:value="3">
            <text:p text:style-name="Table_20_Contents">3</text:p>
          </table:table-cell>
          <table:table-cell table:style-name="Tabell3.B2" office:value-type="string">
            <text:p text:style-name="Standard"><text:span text:style-name="T1">3.0, 4.0, 5.0</text:span> </text:p>
            <text:p text:style-name="Table_20_Contents"/>
          </table:table-cell>
          <table:table-cell table:style-name="Tabell3.B2" office:value-type="string">
            <text:p text:style-name="Standard"><text:span text:style-name="T1">Triangeln har inga långa sidor</text:span> </text:p>
          </table:table-cell>
          <table:table-cell table:style-name="Tabell3.D2" office:value-type="string">
            <text:p text:style-name="Standard"><text:span text:style-name="T1">Testa om triangeln inte har några lika sidor</text:span> </text:p>
          </table:table-cell>
        </table:table-row>
        <table:table-row>
          <table:table-cell table:style-name="Tabell3.A2" office:value-type="float" office:value="4">
            <text:p text:style-name="Table_20_Contents">4</text:p>
          </table:table-cell>
          <table:table-cell table:style-name="Tabell3.B2" office:value-type="string">
            <text:p text:style-name="Standard"><text:span text:style-name="T1">1.0, 2.0, 3.0</text:span> </text:p>
            <text:p text:style-name="Table_20_Contents"/>
          </table:table-cell>
          <table:table-cell table:style-name="Tabell3.B2" office:value-type="string">
            <text:p text:style-name="Standard"><text:span text:style-name="T1">Någon form utav felmedelande att triangeln inte går att forma</text:span> </text:p>
          </table:table-cell>
          <table:table-cell table:style-name="Tabell3.D2" office:value-type="string">
            <text:p text:style-name="Standard"><text:span text:style-name="T1">Testa om programmet ger felmedelande vid en omöjlig triangel</text:span> </text:p>
          </table:table-cell>
        </table:table-row>
        <table:table-row>
          <table:table-cell table:style-name="Tabell3.A2" office:value-type="float" office:value="5">
            <text:p text:style-name="Table_20_Contents">5</text:p>
          </table:table-cell>
          <table:table-cell table:style-name="Tabell3.B2" office:value-type="string">
            <text:p text:style-name="Standard"><text:span text:style-name="T1">2.0, 2.0, 2.8284271247461903</text:span> </text:p>
            <text:p text:style-name="Table_20_Contents"/>
          </table:table-cell>
          <table:table-cell table:style-name="Tabell3.B2" office:value-type="string">
            <text:p text:style-name="Standard"><text:span text:style-name="T1">Triangeln är Likbent</text:span> </text:p>
            <text:p text:style-name="Table_20_Contents"/>
          </table:table-cell>
          <table:table-cell table:style-name="Tabell3.D2" office:value-type="string">
            <text:p text:style-name="Standard"><text:span text:style-name="T1">Testa om programmet kan göra trianglar 16 decimaler</text:span> </text:p>
          </table:table-cell>
        </table:table-row>
        <table:table-row>
          <table:table-cell table:style-name="Tabell3.A2" office:value-type="float" office:value="6">
            <text:p text:style-name="Table_20_Contents">6</text:p>
          </table:table-cell>
          <table:table-cell table:style-name="Tabell3.B2" office:value-type="string">
            <text:p text:style-name="Standard"><text:span text:style-name="T1">42.0, 42.843 59.78216162869991</text:span></text:p>
          </table:table-cell>
          <table:table-cell table:style-name="Tabell3.B2" office:value-type="string">
            <text:p text:style-name="Standard"><text:span text:style-name="T1">Triangeln har inga långa sidor</text:span> </text:p>
            <text:p text:style-name="Table_20_Contents"/>
          </table:table-cell>
          <table:table-cell table:style-name="Tabell3.D2" office:value-type="string">
            <text:p text:style-name="Standard"><text:span text:style-name="T1">Testa om programmet kan göra trianglar med mycket höga decimaler</text:span></text:p>
          </table:table-cell>
        </table:table-row>
        <table:table-row>
          <table:table-cell table:style-name="Tabell3.A2" office:value-type="float" office:value="7">
            <text:p text:style-name="Table_20_Contents">7</text:p>
          </table:table-cell>
          <table:table-cell table:style-name="Tabell3.B2" office:value-type="string">
            <text:p text:style-name="Standard">20.0, -20.0, 10.0</text:p>
          </table:table-cell>
          <table:table-cell table:style-name="Tabell3.B2" office:value-type="string">
            <text:p text:style-name="Standard">Någon form utav felmedelande att de ingår negativa tal</text:p>
          </table:table-cell>
          <table:table-cell table:style-name="Tabell3.D2" office:value-type="string">
            <text:p text:style-name="Standard">Testa om programmet varnar när man använder negativa tal</text:p>
          </table:table-cell>
        </table:table-row>
      </table:table>
      <text:p text:style-name="Standard"><text:span text:style-name="T2">Resultattabell</text:span></text:p>
      <table:table table:name="Tabell1" table:style-name="Tabell1">
        <table:table-column table:style-name="Tabell1.A" table:number-columns-repeated="2"/>
        <table:table-column table:style-name="Tabell1.C"/>
        <table:table-column table:style-name="Tabell1.A"/>
        <table:table-row>
          <table:table-cell table:style-name="Tabell1.A1" office:value-type="string">
            <text:p text:style-name="Table_20_Contents">Testfall</text:p>
          </table:table-cell>
          <table:table-cell table:style-name="Tabell1.A1" office:value-type="string">
            <text:p text:style-name="Table_20_Contents">Output</text:p>
          </table:table-cell>
          <table:table-cell table:style-name="Tabell1.A1" office:value-type="string">
            <text:p text:style-name="Table_20_Contents">Resultat</text:p>
          </table:table-cell>
          <table:table-cell table:style-name="Tabell1.D1" office:value-type="string">
            <text:p text:style-name="Table_20_Contents">Kommentar</text:p>
          </table:table-cell>
        </table:table-row>
        <table:table-row>
          <table:table-cell table:style-name="Tabell1.A2" office:value-type="float" office:value="1">
            <text:p text:style-name="Table_20_Contents">1</text:p>
          </table:table-cell>
          <table:table-cell table:style-name="Tabell1.B2" office:value-type="string">
            <text:p text:style-name="Standard"><text:span text:style-name="T1">Triangeln är Liksidig</text:span> </text:p>
          </table:table-cell>
          <table:table-cell table:style-name="Tabell1.B2" office:value-type="string">
            <text:p text:style-name="Standard">Godkänd</text:p>
          </table:table-cell>
          <table:table-cell table:style-name="Tabell1.D2" office:value-type="string">
            <text:p text:style-name="Table_20_Contents"/>
          </table:table-cell>
        </table:table-row>
        <table:table-row>
          <table:table-cell table:style-name="Tabell1.A2" office:value-type="float" office:value="2">
            <text:p text:style-name="Table_20_Contents">2</text:p>
          </table:table-cell>
          <table:table-cell table:style-name="Tabell1.B2" office:value-type="string">
            <text:p text:style-name="Standard"><text:span text:style-name="T1">Triangeln är Likbent</text:span> </text:p>
          </table:table-cell>
          <table:table-cell table:style-name="Tabell1.B2" office:value-type="string">
            <text:p text:style-name="Standard">Godkänd</text:p>
          </table:table-cell>
          <table:table-cell table:style-name="Tabell1.D2" office:value-type="string">
            <text:p text:style-name="Table_20_Contents"/>
          </table:table-cell>
        </table:table-row>
        <table:table-row>
          <table:table-cell table:style-name="Tabell1.A2" office:value-type="float" office:value="3">
            <text:p text:style-name="Table_20_Contents">3</text:p>
          </table:table-cell>
          <table:table-cell table:style-name="Tabell1.B2" office:value-type="string">
            <text:p text:style-name="Standard"><text:span text:style-name="T1">Triangeln har inga långa sidor</text:span> </text:p>
          </table:table-cell>
          <table:table-cell table:style-name="Tabell1.B2" office:value-type="string">
            <text:p text:style-name="Standard">Godkänd</text:p>
          </table:table-cell>
          <table:table-cell table:style-name="Tabell1.D2" office:value-type="string">
            <text:p text:style-name="Table_20_Contents"/>
          </table:table-cell>
        </table:table-row>
        <table:table-row>
          <table:table-cell table:style-name="Tabell1.A2" office:value-type="float" office:value="4">
            <text:p text:style-name="Table_20_Contents">4</text:p>
          </table:table-cell>
          <table:table-cell table:style-name="Tabell1.B2" office:value-type="string">
            <text:p text:style-name="Standard"><text:bookmark text:name="docs-internal-guid-4e9e8fd0-71f6-5cfc-1635-b409a8604a01"/><text:span text:style-name="T1">Triangeln har inga lika sidor</text:span> </text:p>
            <text:p text:style-name="Table_20_Contents"/>
          </table:table-cell>
          <table:table-cell table:style-name="Tabell1.B2" office:value-type="string">
            <text:p text:style-name="Standard">Underkänd</text:p>
          </table:table-cell>
          <table:table-cell table:style-name="Tabell1.D2" office:value-type="string">
            <text:p text:style-name="Standard"><text:bookmark text:name="docs-internal-guid-4e9e8fd0-71f6-117c-ef0d-00479302e389"/><text:span text:style-name="T1">Eventuellt finns det inget i programmet som kontrollerar att man skapar en giltig triangel</text:span> </text:p>
          </table:table-cell>
        </table:table-row>
        <table:table-row>
          <table:table-cell table:style-name="Tabell1.A2" office:value-type="float" office:value="5">
            <text:p text:style-name="Table_20_Contents">5</text:p>
          </table:table-cell>
          <table:table-cell table:style-name="Tabell1.B2" office:value-type="string">
            <text:p text:style-name="Standard"><text:bookmark text:name="docs-internal-guid-4e9e8fd0-71f6-69ae-d08c-33e5803165a7"/><text:span text:style-name="T1">Triangeln är liksidig</text:span> </text:p>
            <text:p text:style-name="Table_20_Contents"/>
          </table:table-cell>
          <table:table-cell table:style-name="Tabell1.B2" office:value-type="string">
            <text:p text:style-name="Standard">Underkänd</text:p>
          </table:table-cell>
          <table:table-cell table:style-name="Tabell1.D2" office:value-type="string">
            <text:p text:style-name="Standard"><text:bookmark text:name="docs-internal-guid-4e9e8fd0-71f6-2070-c5b6-5d631a874598"/><text:span text:style-name="T1">Avrundar tydligen decimaltal nedåt. Borde inte avrunda alls.</text:span> </text:p>
          </table:table-cell>
        </table:table-row>
        <table:table-row>
          <table:table-cell table:style-name="Tabell1.A2" office:value-type="float" office:value="6">
            <text:p text:style-name="Table_20_Contents">6</text:p>
          </table:table-cell>
          <table:table-cell table:style-name="Tabell1.B2" office:value-type="string">
            <text:p text:style-name="Standard"><text:span text:style-name="T1">Triangeln är likbent</text:span></text:p>
          </table:table-cell>
          <table:table-cell table:style-name="Tabell1.B2" office:value-type="string">
            <text:p text:style-name="Standard">Underkänd</text:p>
          </table:table-cell>
          <table:table-cell table:style-name="Tabell1.D2" office:value-type="string">
            <text:p text:style-name="Table_20_Contents">Programmet kollar inte ens på decimalerna. Ligger troligtvis en "Math.Floor" direkt på indatat.</text:p>
          </table:table-cell>
        </table:table-row>
        <table:table-row>
          <table:table-cell table:style-name="Tabell1.A2" office:value-type="float" office:value="7">
            <text:p text:style-name="Table_20_Contents">7</text:p>
          </table:table-cell>
          <table:table-cell table:style-name="Tabell1.B2" office:value-type="string">
            <text:p text:style-name="Standard">Triangeln har inga lika sidor </text:p>
          </table:table-cell>
          <table:table-cell table:style-name="Tabell1.B2" office:value-type="string">
            <text:p text:style-name="Standard">Underkänd</text:p>
          </table:table-cell>
          <table:table-cell table:style-name="Tabell1.D2" office:value-type="string">
            <text:p text:style-name="Table_20_Contents">Behandlar negativa tal som ett eget tal. Borde varna när man använder negativa tal.</text:p>
          </table:table-cell>
        </table:table-row>
      </table:table>
      <text:p text:style-name="Standard"><text:soft-page-break/><text:span text:style-name="T2">Sammanfattning</text:span></text:p>
      <text:p text:style-name="P2"/>
      <text:p text:style-name="P2">Jag är inte nöjd med denna applikationen. Det är alldeles för stora fel buggar som gör att programmet är obrukbart. Det finns ingen kontroll som kollar om det är en giltig triangel, denna applikationen tar bara in 3 tal och kollar om dom är lika varrandra. </text:p>
      <text:p text:style-name="P2">Programmet avrundrar double tal utan att ens kolla på decimalerna. Avrundar alltid neråt.</text:p>
      <text:p text:style-name="P2">Ger inget felmedelande när man använder negativa tal. Negativa tal behandlas som ett eget tal vilket det inte ska göra i en triang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4M34S</meta:editing-duration>
    <meta:editing-cycles>12</meta:editing-cycles>
    <meta:generator>OpenOffice.org/3.3$Win32 OpenOffice.org_project/330m20$Build-9567</meta:generator>
    <dc:date>2013-11-19T21:50:56.46</dc:date>
    <dc:creator>Eric Sjöström</dc:creator>
    <meta:document-statistic meta:table-count="2" meta:image-count="0" meta:object-count="0" meta:page-count="2" meta:paragraph-count="67" meta:word-count="304" meta:character-count="1896"/>
    <meta:user-defined meta:name="Info 1"/>
    <meta:user-defined meta:name="Info 2"/>
    <meta:user-defined meta:name="Info 3"/>
    <meta:user-defined meta:name="Info 4"/>
  </office:meta>
</office:document-meta>
</file>